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2000001183CE8B973.png" manifest:media-type="image/png"/>
  <manifest:file-entry manifest:full-path="Pictures/100002010000040000000258FB1A90AD.png" manifest:media-type="image/png"/>
  <manifest:file-entry manifest:full-path="Pictures/10000201000001F4000001F40C76678E.png" manifest:media-type="image/png"/>
  <manifest:file-entry manifest:full-path="Pictures/100002010000010E0000009631F63DA1.png" manifest:media-type="image/png"/>
  <manifest:file-entry manifest:full-path="Pictures/1000020100000190000001AB9D658579.png" manifest:media-type="image/png"/>
  <manifest:file-entry manifest:full-path="Pictures/1000020100000096000000F6EC24A84C.png" manifest:media-type="image/png"/>
  <manifest:file-entry manifest:full-path="Pictures/100002010000021C0000022DCE1C1493.png" manifest:media-type="image/png"/>
  <manifest:file-entry manifest:full-path="Pictures/1000020100000223000002552EB90EAB.png" manifest:media-type="image/png"/>
  <manifest:file-entry manifest:full-path="Pictures/100002010000028A0000028A6B53849B.png" manifest:media-type="image/png"/>
  <manifest:file-entry manifest:full-path="Pictures/1000050E0000388E00003DB0F161C15C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276cm" draw:marker-end-width="0.276cm" draw:textarea-horizontal-align="justify" draw:textarea-vertical-align="middle" draw:auto-grow-height="false" fo:min-height="2.9cm" fo:min-width="7.705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textarea-horizontal-align="justify" draw:textarea-vertical-align="middle" draw:auto-grow-height="false" fo:min-height="0.716cm" fo:min-width="4.276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min-height="1.275cm" fo:min-width="7.655cm" fo:padding-top="0.137cm" fo:padding-bottom="0.137cm" fo:padding-left="0.262cm" fo:padding-right="0.26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min-height="1.275cm" fo:min-width="7.68cm" fo:padding-top="0.137cm" fo:padding-bottom="0.137cm" fo:padding-left="0.262cm" fo:padding-right="0.26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051cm" svg:stroke-color="#000000" draw:marker-start-width="0.276cm" draw:marker-end-width="0.276cm" draw:textarea-horizontal-align="justify" draw:textarea-vertical-align="middle" draw:auto-grow-height="false" fo:min-height="4.551cm" fo:min-width="7.705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6cm" draw:marker-end-width="0.276cm" draw:textarea-horizontal-align="justify" draw:textarea-vertical-align="middle" draw:auto-grow-height="false" fo:min-height="0.716cm" fo:min-width="2.752cm" fo:padding-top="0.15cm" fo:padding-bottom="0.15cm" fo:padding-left="0.275cm" fo:padding-right="0.275cm"/>
    </style:style>
    <style:style style:name="gr11" style:family="graphic" style:parent-style-name="Object_20_with_20_no_20_fill_20_and_20_no_20_line">
      <style:graphic-properties draw:stroke="none" svg:stroke-width="0.025cm" draw:marker-start-width="0.237cm" draw:marker-end-width="0.237cm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349cm" svg:height="2.563cm" svg:x="6.08cm" svg:y="12.516cm">
            <draw:image xlink:href="Pictures/1000050E0000388E00003DB0F161C15C.svg" xlink:type="simple" xlink:show="embed" xlink:actuate="onLoad">
              <text:p/>
            </draw:image>
            <draw:image xlink:href="Pictures/1000020100000223000002552EB90EAB.png" xlink:type="simple" xlink:show="embed" xlink:actuate="onLoad"/>
          </draw:frame>
          <draw:frame draw:style-name="gr1" draw:text-style-name="P1" draw:layer="layout" svg:width="1.384cm" svg:height="1.427cm" svg:x="6.635cm" svg:y="13.325cm">
            <draw:image xlink:href="Pictures/100002010000021C0000022DCE1C1493.png" xlink:type="simple" xlink:show="embed" xlink:actuate="onLoad">
              <text:p/>
            </draw:image>
          </draw:frame>
        </draw:g>
        <draw:g>
          <draw:g>
            <draw:custom-shape draw:style-name="gr2" draw:text-style-name="P1" draw:layer="layout" svg:width="8.255cm" svg:height="3.2cm" svg:x="3.54cm" svg:y="6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4.826cm" svg:height="1.016cm" svg:x="3.54cm" svg:y="5.9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layer="layout" svg:width="5.334cm" svg:height="1.016cm" svg:x="3.413cm" svg:y="6.063cm">
              <draw:text-box>
                <text:p>SDD-Scheduler</text:p>
              </draw:text-box>
            </draw:frame>
          </draw:g>
          <draw:g>
            <draw:custom-shape draw:style-name="gr5" draw:text-style-name="P1" draw:layer="layout" svg:width="8.179cm" svg:height="1.549cm" svg:x="3.578cm" svg:y="7.004cm">
              <text:p text:style-name="P1"><text:s text:c="7"/>Dropwizard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0.792cm" svg:height="1.3cm" svg:x="4.583cm" svg:y="7.106cm">
              <draw:image xlink:href="Pictures/1000020100000096000000F6EC24A84C.png" xlink:type="simple" xlink:show="embed" xlink:actuate="onLoad">
                <text:p/>
              </draw:image>
            </draw:frame>
          </draw:g>
          <draw:custom-shape draw:style-name="gr5" draw:text-style-name="P1" draw:layer="layout" svg:width="8.179cm" svg:height="1.549cm" svg:x="3.578cm" svg:y="8.604cm">
            <text:p text:style-name="P1"><text:s text:c="7"/>Java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" draw:layer="layout" svg:width="1.308cm" svg:height="1.397cm" svg:x="4.375cm" svg:y="8.63cm">
            <draw:image xlink:href="Pictures/1000020100000190000001AB9D658579.png" xlink:type="simple" xlink:show="embed" xlink:actuate="onLoad">
              <text:p/>
            </draw:image>
          </draw:frame>
        </draw:g>
        <draw:g>
          <draw:custom-shape draw:style-name="gr7" draw:text-style-name="P1" draw:layer="layout" svg:width="8.204cm" svg:height="1.549cm" svg:x="16.275cm" svg:y="12.462cm">
            <text:p text:style-name="P1"><text:tab/> <text:s text:c="4"/>HTTP Server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2.221cm" svg:height="1.233cm" svg:x="16.742cm" svg:y="12.64cm">
            <draw:image xlink:href="Pictures/100002010000010E0000009631F63DA1.png" xlink:type="simple" xlink:show="embed" xlink:actuate="onLoad">
              <text:p/>
            </draw:image>
          </draw:frame>
        </draw:g>
        <draw:line draw:style-name="gr8" draw:text-style-name="P1" draw:layer="layout" svg:x1="20.231cm" svg:y1="11.154cm" svg:x2="20.231cm" svg:y2="12.43cm">
          <text:p/>
        </draw:line>
        <draw:line draw:style-name="gr8" draw:text-style-name="P1" draw:layer="layout" svg:x1="15.986cm" svg:y1="8.26cm" svg:x2="11.922cm" svg:y2="8.26cm">
          <text:p/>
        </draw:line>
        <draw:line draw:style-name="gr8" draw:text-style-name="P1" draw:layer="layout" svg:x1="11.922cm" svg:y1="8.998cm" svg:x2="15.986cm" svg:y2="8.96cm">
          <text:p/>
        </draw:line>
        <draw:line draw:style-name="gr8" draw:text-style-name="P1" draw:layer="layout" svg:x1="7.061cm" svg:y1="10.357cm" svg:x2="7.061cm" svg:y2="12.389cm">
          <text:p/>
        </draw:line>
        <draw:line draw:style-name="gr8" draw:text-style-name="P1" draw:layer="layout" svg:x1="7.542cm" svg:y1="12.389cm" svg:x2="7.542cm" svg:y2="10.357cm">
          <text:p/>
        </draw:line>
        <draw:g>
          <draw:g>
            <draw:custom-shape draw:style-name="gr9" draw:text-style-name="P1" draw:layer="layout" svg:width="8.255cm" svg:height="4.851cm" svg:x="16.24cm" svg:y="6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layout" svg:width="3.302cm" svg:height="1.016cm" svg:x="16.25cm" svg:y="5.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layer="layout" svg:width="5.334cm" svg:height="1.016cm" svg:x="16.123cm" svg:y="5.32cm">
              <draw:text-box>
                <text:p>SDD-WEB</text:p>
              </draw:text-box>
            </draw:frame>
          </draw:g>
          <draw:g>
            <draw:custom-shape draw:style-name="gr7" draw:text-style-name="P1" draw:layer="layout" svg:width="8.204cm" svg:height="1.549cm" svg:x="16.275cm" svg:y="6.287cm">
              <text:p text:style-name="P1"><text:s text:c="8"/>AngularJS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1" draw:layer="layout" svg:width="1.371cm" svg:height="1.413cm" svg:x="17.078cm" svg:y="6.361cm">
              <draw:image xlink:href="Pictures/10000201000001F4000001F40C76678E.png" xlink:type="simple" xlink:show="embed" xlink:actuate="onLoad">
                <text:p/>
              </draw:image>
            </draw:frame>
            <draw:custom-shape draw:style-name="gr7" draw:text-style-name="P2" draw:layer="layout" svg:width="8.204cm" svg:height="1.549cm" svg:x="16.275cm" svg:y="7.887cm">
              <text:p text:style-name="P2"><text:span text:style-name="T1"><text:s text:c="8"/></text:span><text:span text:style-name="T1">Boostra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" draw:layer="layout" svg:width="8.204cm" svg:height="1.549cm" svg:x="16.275cm" svg:y="9.487cm">
              <text:p text:style-name="P1"><text:s text:c="14"/><text:span text:style-name="T2">HTML5 + CSS3 + J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6" draw:text-style-name="P1" draw:layer="layout" svg:width="2.168cm" svg:height="1.27cm" svg:x="16.44cm" svg:y="9.614cm">
            <draw:image xlink:href="Pictures/100002010000040000000258FB1A90AD.png" xlink:type="simple" xlink:show="embed" xlink:actuate="onLoad">
              <text:p/>
            </draw:image>
          </draw:frame>
          <draw:frame draw:style-name="gr6" draw:text-style-name="P1" draw:layer="layout" svg:width="1.27cm" svg:height="1.27cm" svg:x="17.102cm" svg:y="8.036cm">
            <draw:image xlink:href="Pictures/100002010000028A0000028A6B53849B.png" xlink:type="simple" xlink:show="embed" xlink:actuate="onLoad">
              <text:p/>
            </draw:image>
          </draw:frame>
        </draw:g>
        <draw:frame draw:style-name="gr6" draw:text-style-name="P1" draw:layer="layout" svg:width="2.748cm" svg:height="2.654cm" svg:x="19.007cm" svg:y="15.537cm">
          <draw:image xlink:href="Pictures/1000020100000122000001183CE8B973.png" xlink:type="simple" xlink:show="embed" xlink:actuate="onLoad">
            <text:p/>
          </draw:image>
        </draw:frame>
        <draw:line draw:style-name="gr8" draw:text-style-name="P1" draw:layer="layout" svg:x1="20.231cm" svg:y1="14.154cm" svg:x2="20.231cm" svg:y2="15.43cm">
          <text:p/>
        </draw:line>
        <draw:line draw:style-name="gr8" draw:text-style-name="P1" draw:layer="layout" svg:x1="20.712cm" svg:y1="15.378cm" svg:x2="20.712cm" svg:y2="14.108cm">
          <text:p/>
        </draw:line>
        <draw:line draw:style-name="gr8" draw:text-style-name="P1" draw:layer="layout" svg:x1="20.712cm" svg:y1="12.403cm" svg:x2="20.712cm" svg:y2="11.2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uno Soares</meta:initial-creator>
    <meta:creation-date>2015-11-30T09:55:34.097624122</meta:creation-date>
    <dc:date>2015-11-30T17:36:00.712491274</dc:date>
    <dc:creator>Bruno Soares</dc:creator>
    <meta:editing-duration>PT14M6S</meta:editing-duration>
    <meta:editing-cycles>4</meta:editing-cycles>
    <meta:generator>LibreOffice/4.3.3.2$Linux_X86_64 LibreOffice_project/430m0$Build-2</meta:generator>
    <meta:document-statistic meta:object-count="37"/>
  </office:meta>
</office:document-meta>
</file>